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style:row-height="0.801cm"/>
    </style:style>
    <style:style style:name="Tabelle1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elle1.2" style:family="table-row">
      <style:table-row-properties style:row-height="2cm"/>
    </style:style>
    <style:style style:name="Tabelle1.A2" style:family="table-cell">
      <style:table-cell-properties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Tabelle1.3" style:family="table-row">
      <style:table-row-properties style:row-height="0.4cm"/>
    </style:style>
    <style:style style:name="Tabelle1.A3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none"/>
    </style:style>
    <style:style style:name="Tabelle1.A21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>
        <style:tab-stops>
          <style:tab-stop style:position="14.9cm"/>
          <style:tab-stop style:position="16cm"/>
          <style:tab-stop style:position="16.3cm"/>
          <style:tab-stop style:position="18.2cm"/>
        </style:tab-stops>
      </style:paragraph-properties>
    </style:style>
    <style:style style:name="P2" style:family="paragraph" style:parent-style-name="Text_20_body">
      <style:paragraph-properties fo:margin-top="0cm" fo:margin-bottom="0cm" fo:line-height="115%"/>
      <style:text-properties style:font-name="Arial1" fo:font-size="9pt"/>
    </style:style>
    <style:style style:name="P3" style:family="paragraph" style:parent-style-name="Text_20_body">
      <style:paragraph-properties fo:margin-top="0cm" fo:margin-bottom="0cm">
        <style:tab-stops>
          <style:tab-stop style:position="2.6cm"/>
          <style:tab-stop style:position="2.9cm"/>
          <style:tab-stop style:position="15.9cm"/>
          <style:tab-stop style:position="17.2cm"/>
          <style:tab-stop style:position="17.5cm"/>
        </style:tab-stops>
      </style:paragraph-properties>
      <style:text-properties style:font-name="Arial"/>
    </style:style>
    <style:style style:name="P4" style:family="paragraph" style:parent-style-name="Text_20_body">
      <style:paragraph-properties fo:margin-top="0cm" fo:margin-bottom="0cm">
        <style:tab-stops>
          <style:tab-stop style:position="3.799cm" style:type="right"/>
          <style:tab-stop style:position="4.3cm"/>
          <style:tab-stop style:position="4.65cm"/>
          <style:tab-stop style:position="7.4cm"/>
          <style:tab-stop style:position="10.7cm"/>
          <style:tab-stop style:position="14.101cm"/>
          <style:tab-stop style:position="15cm"/>
        </style:tab-stops>
      </style:paragraph-properties>
      <style:text-properties style:font-name="Arial"/>
    </style:style>
    <style:style style:name="P5" style:family="paragraph" style:parent-style-name="Text_20_body">
      <style:paragraph-properties fo:margin-top="0cm" fo:margin-bottom="0cm">
        <style:tab-stops>
          <style:tab-stop style:position="3.799cm" style:type="right"/>
          <style:tab-stop style:position="4.3cm"/>
          <style:tab-stop style:position="4.65cm"/>
          <style:tab-stop style:position="7.4cm"/>
          <style:tab-stop style:position="10.051cm"/>
          <style:tab-stop style:position="13.4cm"/>
        </style:tab-stops>
      </style:paragraph-properties>
      <style:text-properties style:font-name="Arial"/>
    </style:style>
    <style:style style:name="P6" style:family="paragraph" style:parent-style-name="Text_20_body">
      <style:paragraph-properties fo:margin-top="0cm" fo:margin-bottom="0cm" fo:line-height="115%">
        <style:tab-stops>
          <style:tab-stop style:position="2cm"/>
          <style:tab-stop style:position="4.3cm"/>
          <style:tab-stop style:position="4.6cm"/>
          <style:tab-stop style:position="10.7cm"/>
          <style:tab-stop style:position="13.6cm"/>
          <style:tab-stop style:position="14.101cm"/>
        </style:tab-stops>
      </style:paragraph-properties>
      <style:text-properties style:font-name="Arial"/>
    </style:style>
    <style:style style:name="P7" style:family="paragraph" style:parent-style-name="Text_20_body">
      <style:paragraph-properties fo:margin-top="0cm" fo:margin-bottom="0cm" fo:line-height="115%">
        <style:tab-stops>
          <style:tab-stop style:position="2.3cm"/>
          <style:tab-stop style:position="3cm"/>
          <style:tab-stop style:position="4.3cm"/>
          <style:tab-stop style:position="4.6cm"/>
          <style:tab-stop style:position="7.601cm"/>
          <style:tab-stop style:position="8.5cm"/>
        </style:tab-stops>
      </style:paragraph-properties>
      <style:text-properties style:font-name="Arial"/>
    </style:style>
    <style:style style:name="P8" style:family="paragraph" style:parent-style-name="Text_20_body">
      <style:paragraph-properties fo:margin-top="0cm" fo:margin-bottom="0cm" fo:line-height="115%">
        <style:tab-stops>
          <style:tab-stop style:position="2.3cm"/>
          <style:tab-stop style:position="3cm"/>
        </style:tab-stops>
      </style:paragraph-properties>
      <style:text-properties style:font-name="Arial"/>
    </style:style>
    <style:style style:name="P9" style:family="paragraph" style:parent-style-name="Text_20_body">
      <style:paragraph-properties fo:margin-top="0cm" fo:margin-bottom="0cm" fo:line-height="115%">
        <style:tab-stops>
          <style:tab-stop style:position="2cm"/>
        </style:tab-stops>
      </style:paragraph-properties>
      <style:text-properties style:font-name="Arial" fo:font-size="7.5pt" fo:font-weight="bold"/>
    </style:style>
    <style:style style:name="P10" style:family="paragraph" style:parent-style-name="Text_20_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2.101cm"/>
          <style:tab-stop style:position="3cm"/>
          <style:tab-stop style:position="4.501cm"/>
          <style:tab-stop style:position="6.301cm"/>
          <style:tab-stop style:position="6.9cm"/>
          <style:tab-stop style:position="7.451cm"/>
          <style:tab-stop style:position="9.8cm" style:type="right"/>
          <style:tab-stop style:position="10.102cm"/>
          <style:tab-stop style:position="10.65cm"/>
          <style:tab-stop style:position="12.901cm" style:type="right"/>
          <style:tab-stop style:position="13.4cm"/>
          <style:tab-stop style:position="14.051cm"/>
          <style:tab-stop style:position="15.7cm"/>
          <style:tab-stop style:position="16.05cm"/>
          <style:tab-stop style:position="16.45cm"/>
          <style:tab-stop style:position="16.799cm"/>
          <style:tab-stop style:position="18.9cm" style:type="right"/>
        </style:tab-stops>
      </style:paragraph-properties>
      <style:text-properties style:font-name="Arial1" fo:font-size="7pt"/>
    </style:style>
    <style:style style:name="P11" style:family="paragraph" style:parent-style-name="Text_20_body">
      <style:paragraph-properties fo:margin-left="0cm" fo:margin-right="0cm" fo:margin-top="0cm" fo:margin-bottom="0cm" fo:text-indent="0cm" style:auto-text-indent="false">
        <style:tab-stops>
          <style:tab-stop style:position="2.101cm"/>
          <style:tab-stop style:position="3cm"/>
          <style:tab-stop style:position="4.501cm"/>
          <style:tab-stop style:position="6.301cm"/>
          <style:tab-stop style:position="6.9cm"/>
          <style:tab-stop style:position="7.451cm"/>
          <style:tab-stop style:position="9.901cm" style:type="right"/>
          <style:tab-stop style:position="10.102cm"/>
          <style:tab-stop style:position="10.65cm"/>
          <style:tab-stop style:position="12.901cm" style:type="right"/>
          <style:tab-stop style:position="13.4cm"/>
          <style:tab-stop style:position="14.051cm"/>
          <style:tab-stop style:position="15.7cm"/>
          <style:tab-stop style:position="16.05cm"/>
          <style:tab-stop style:position="16.45cm"/>
          <style:tab-stop style:position="16.799cm"/>
          <style:tab-stop style:position="18.9cm" style:type="right"/>
        </style:tab-stops>
      </style:paragraph-properties>
      <style:text-properties style:font-name="Arial1" fo:font-size="7pt"/>
    </style:style>
    <style:style style:name="P12" style:family="paragraph" style:parent-style-name="Table_20_Contents">
      <style:paragraph-properties fo:line-height="115%">
        <style:tab-stops>
          <style:tab-stop style:position="2cm"/>
          <style:tab-stop style:position="4.3cm"/>
          <style:tab-stop style:position="4.6cm"/>
          <style:tab-stop style:position="10.901cm"/>
          <style:tab-stop style:position="12.201cm"/>
          <style:tab-stop style:position="12.45cm"/>
        </style:tab-stops>
      </style:paragraph-properties>
      <style:text-properties style:font-name="Arial"/>
    </style:style>
    <style:style style:name="P13" style:family="paragraph" style:parent-style-name="Table_20_Contents">
      <style:paragraph-properties fo:line-height="115%">
        <style:tab-stops>
          <style:tab-stop style:position="2cm"/>
          <style:tab-stop style:position="4.3cm"/>
          <style:tab-stop style:position="4.6cm"/>
        </style:tab-stops>
      </style:paragraph-properties>
      <style:text-properties style:font-name="Arial"/>
    </style:style>
    <style:style style:name="T1" style:family="text">
      <style:text-properties style:font-name="Arial1" fo:font-size="20pt" fo:font-weight="bold"/>
    </style:style>
    <style:style style:name="T2" style:family="text">
      <style:text-properties style:font-name="Arial1" fo:font-size="7pt"/>
    </style:style>
    <style:style style:name="T3" style:family="text">
      <style:text-properties style:font-name="Arial1" fo:font-size="10pt"/>
    </style:style>
    <style:style style:name="T4" style:family="text">
      <style:text-properties style:font-name="Arial1" fo:font-size="18pt" fo:font-weight="bold"/>
    </style:style>
    <style:style style:name="T5" style:family="text">
      <style:text-properties style:font-name="Wingdings 2" fo:font-size="9pt"/>
    </style:style>
    <style:style style:name="T6" style:family="text">
      <style:text-properties fo:font-size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language="de" fo:country="DE"/>
    </style:style>
    <style:style style:name="T9" style:family="text">
      <style:text-properties fo:font-size="9pt" fo:language="de" fo:country="DE" style:font-size-asian="9pt" style:font-size-complex="9pt"/>
    </style:style>
    <style:style style:name="T10" style:family="text">
      <style:text-properties fo:font-size="9pt" fo:language="fr" fo:country="CH"/>
    </style:style>
    <style:style style:name="T11" style:family="text">
      <style:text-properties fo:font-size="9pt" fo:language="fr" fo:country="CH" style:font-size-asian="9pt" style:font-size-complex="9pt"/>
    </style:style>
    <style:style style:name="T12" style:family="text">
      <style:text-properties fo:font-size="7pt"/>
    </style:style>
    <style:style style:name="T13" style:family="text">
      <style:text-properties fo:font-size="7pt" fo:language="de" fo:country="DE"/>
    </style:style>
    <style:style style:name="T14" style:family="text">
      <style:text-properties fo:font-size="7pt" fo:language="de" fo:country="DE" fo:font-weight="bold"/>
    </style:style>
    <style:style style:name="T15" style:family="text">
      <style:text-properties fo:font-size="7pt" fo:language="de" fo:country="DE" style:font-size-asian="7pt" style:font-size-complex="7pt"/>
    </style:style>
    <style:style style:name="T16" style:family="text">
      <style:text-properties fo:font-size="7pt" fo:font-weight="bold"/>
    </style:style>
    <style:style style:name="T17" style:family="text">
      <style:text-properties fo:font-size="7pt" fo:language="fr" fo:country="CH"/>
    </style:style>
    <style:style style:name="T18" style:family="text">
      <style:text-properties fo:font-size="7.5pt" fo:font-weight="bold"/>
    </style:style>
    <style:style style:name="T19" style:family="text">
      <style:text-properties style:font-name="Wingdings 21" fo:font-size="9pt"/>
    </style:style>
    <style:style style:name="T20" style:family="text">
      <style:text-properties style:font-name="Wingdings 21" fo:font-size="9pt" fo:language="de" fo:country="DE" fo:font-weight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><text:span text:style-name="T1">[Titel]<text:tab/></text:span><text:span text:style-name="T2">Release<text:tab/></text:span><text:span text:style-name="T5">¡<text:tab/></text:span><text:span text:style-name="T3">4.0<text:tab/></text:span><text:span text:style-name="T4">M</text:span></text:p>
          </table:table-cell>
        </table:table-row>
        <table:table-row table:style-name="Tabelle1.2">
          <table:table-cell table:style-name="Tabelle1.A2" office:value-type="string">
            <text:p text:style-name="P3"><text:span text:style-name="T14">Dokument<text:tab/></text:span><text:span text:style-name="T19">¡</text:span><text:span text:style-name="T6"><text:tab/></text:span><text:span text:style-name="T8">[F1]<text:tab/></text:span><text:span text:style-name="T14">Seite<text:tab/></text:span><text:span text:style-name="T20">¡</text:span><text:span text:style-name="T6"><text:tab/></text:span><text:span text:style-name="T8">01</text:span></text:p>
            <text:p text:style-name="P4"><text:span text:style-name="T14">Rechnungssteller<text:tab/></text:span><text:span text:style-name="T13">EAN-Nr.<text:tab/></text:span><text:span text:style-name="T19">¡</text:span><text:span text:style-name="T6"><text:tab/></text:span><text:span text:style-name="T8">[Rechnungssteller.EAN]</text:span><text:span text:style-name="T15"><text:tab/></text:span><text:span text:style-name="T13">[Rechnungssteller.Name] [Rechnungssteller.Vorname]<text:tab/>[Rechnungssteller.Strasse]<text:tab/>[Rechnungssteller.Plz]<text:tab/>[Rechnungssteller.Ort]</text:span></text:p>
            <text:p text:style-name="P5"><text:span text:style-name="T13"><text:tab/>ZSR-Nr.<text:tab/></text:span><text:span text:style-name="T19">¡</text:span><text:span text:style-name="T6"><text:tab/></text:span><text:span text:style-name="T8">[Rechnungssteller.KSK]<text:tab/></text:span><text:span text:style-name="T13">Tel. [Rechnungssteller.Telefon1]<text:tab/>Fax [Rechnungssteller.Fax]<text:tab/>E-Mail: [Rechnungssteller.E-Mail]</text:span></text:p>
            <text:p text:style-name="P4"><text:span text:style-name="T14">Leistungserbringer<text:tab/></text:span><text:span text:style-name="T13">EAN-Nr.<text:tab/></text:span><text:span text:style-name="T19">¡</text:span><text:span text:style-name="T6"><text:tab/></text:span><text:span text:style-name="T8">[Rechnungssteller.EAN]</text:span><text:span text:style-name="T15"><text:tab/></text:span><text:span text:style-name="T13">[Rechnungssteller.Name] [Rechnungssteller.Vorname]<text:tab/>[Rechnungssteller.Strasse]<text:tab/>[Rechnungssteller.Plz]<text:tab/>[Rechnungssteller.Ort]</text:span></text:p>
            <text:p text:style-name="P5"><text:span text:style-name="T13"><text:tab/>ZSR-Nr./NIF<text:tab/></text:span><text:span text:style-name="T19">¡</text:span><text:span text:style-name="T6"><text:tab/></text:span><text:span text:style-name="T8">[Rechnungssteller.KS</text:span><text:span text:style-name="T9">K] /</text:span><text:span text:style-name="T7"> </text:span><text:span text:style-name="T11">[</text:span><text:span text:style-name="T9">Rechnungssteller.</text:span><text:span text:style-name="T10">NIF]<text:tab/></text:span><text:span text:style-name="T13">Tel. [Rechnungssteller.Telefon1]<text:tab/>Fax [Rechnungssteller.Fax]<text:tab/>E-Mail: [Rechnungssteller.E-Mail]</text:span></text:p>
          </table:table-cell>
        </table:table-row>
        <table:table-row table:style-name="Tabelle1.3">
          <table:table-cell table:style-name="Tabelle1.A3" office:value-type="string">
            <text:p text:style-name="P12"><text:span text:style-name="T16">Patient<text:tab/></text:span><text:span text:style-name="T12">Name<text:tab/></text:span><text:span text:style-name="T19">¡</text:span><text:span text:style-name="T6"><text:tab/>[Patient.Name]<text:tab/></text:span><text:span text:style-name="T12">EAN-Nr.<text:tab/></text:span><text:span text:style-name="T19">¡</text:span><text:span text:style-name="T6"><text:tab/>[Adressat.EAN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Vorname<text:tab/></text:span><text:span text:style-name="T19">¡</text:span><text:span text:style-name="T6"><text:tab/>[Patient.Vorname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7"><text:tab/>Strasse<text:tab/></text:span><text:span text:style-name="T19">¡</text:span><text:span text:style-name="T6"><text:tab/></text:span><text:span text:style-name="T10">[Patient.Strasse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7"><text:tab/>PLZ<text:tab/></text:span><text:span text:style-name="T19">¡</text:span><text:span text:style-name="T6"><text:tab/></text:span><text:span text:style-name="T10">[Patient.Plz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Ort<text:tab/></text:span><text:span text:style-name="T19">¡</text:span><text:span text:style-name="T6"><text:tab/>[Patient.Ort]</text:span></text:p>
          </table:table-cell>
        </table:table-row>
        <table:table-row table:style-name="Tabelle1.3">
          <table:table-cell table:style-name="Tabelle1.A3" office:value-type="string">
            <text:p text:style-name="P13"><draw:frame draw:style-name="fr1" draw:name="Rahmen1" text:anchor-type="paragraph" svg:x="10.876cm" svg:y="0.019cm" svg:width="7.636cm" draw:z-index="0"><draw:text-box fo:min-height="3.177cm"><text:p text:style-name="P2">[Adressat.Anschrift]</text:p></draw:text-box></draw:frame><text:span text:style-name="T12"><text:tab/>Geburtsdatum<text:tab/></text:span><text:span text:style-name="T19">¡</text:span><text:span text:style-name="T6"><text:tab/>[Patient.Geburtsdatum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Geschlecht<text:tab/></text:span><text:span text:style-name="T19">¡</text:span><text:span text:style-name="T6"><text:tab/>[Patient.Geschlecht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Unfalldatum<text:tab/></text:span><text:span text:style-name="T19">¡</text:span><text:span text:style-name="T6"><text:tab/>[Fall.Unfalldatum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Unfall/Verfügungsnr.<text:tab/></text:span><text:span text:style-name="T19">¡</text:span><text:span text:style-name="T6"><text:tab/>[Fall.Fallnummer][Fall.Unfallnummer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AHV-Nr.<text:tab/></text:span><text:span text:style-name="T19">¡</text:span><text:span text:style-name="T6"><text:tab/>[F60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Versicherten-Nr.<text:tab/></text:span><text:span text:style-name="T19">¡</text:span><text:span text:style-name="T6"><text:tab/>[Fall.Versicherungsnummer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Betriebs-Nr./Name<text:tab/></text:span><text:span text:style-name="T19">¡</text:span><text:span text:style-name="T6"><text:tab/>[Fall.BetriebsNummer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Kanton<text:tab/></text:span><text:span text:style-name="T19">¡</text:span><text:span text:style-name="T6"><text:tab/>[Rechnungssteller.Kanton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Rechnungskopie<text:tab/></text:span><text:span text:style-name="T19">¡</text:span><text:span text:style-name="T6"><text:tab/>[F5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Vergütungsart<text:tab/></text:span><text:span text:style-name="T19">¡</text:span><text:span text:style-name="T6"><text:tab/>[Fall.payment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Gesetz<text:tab/></text:span><text:span text:style-name="T19">¡</text:span><text:span text:style-name="T6"><text:tab/>[Fall.Gesetz]</text:span></text:p>
          </table:table-cell>
        </table:table-row>
        <table:table-row table:style-name="Tabelle1.3">
          <table:table-cell table:style-name="Tabelle1.A3" office:value-type="string">
            <text:p text:style-name="P13"><text:span text:style-name="T12"><text:tab/>Behandlungsgrund<text:tab/></text:span><text:span text:style-name="T19">¡</text:span><text:span text:style-name="T6"><text:tab/>[Fall.Grund]</text:span></text:p>
          </table:table-cell>
        </table:table-row>
        <table:table-row table:style-name="Tabelle1.3">
          <table:table-cell table:style-name="Tabelle1.A3" office:value-type="string">
            <text:p text:style-name="P6"><text:span text:style-name="T13"><text:tab/>Behandung<text:tab/></text:span><text:span text:style-name="T19">¡</text:span><text:span text:style-name="T6"><text:tab/></text:span><text:span text:style-name="T8">[Rechnung.RnDatumVon] – [Rechnung.RnDatumBis]<text:tab/></text:span><text:span text:style-name="T13">Rechnungsnr.<text:tab/>■<text:tab/></text:span><text:span text:style-name="T8">[Rechnung.RnNummer]</text:span></text:p>
          </table:table-cell>
        </table:table-row>
        <table:table-row table:style-name="Tabelle1.3">
          <table:table-cell table:style-name="Tabelle1.A21" office:value-type="string">
            <text:p text:style-name="P6"><text:span text:style-name="T13"><text:tab/>Erbringungsort<text:tab/></text:span><text:span text:style-name="T19">¡</text:span><text:span text:style-name="T6"><text:tab/></text:span><text:span text:style-name="T8">[Rechnungssteller.TarmedErbringungsOrt]<text:tab/></text:span><text:span text:style-name="T13">Rechnungs/Mahndatum<text:tab/>■<text:tab/></text:span><text:span text:style-name="T8">[Rechnung.RnDatum]</text:span></text:p>
          </table:table-cell>
        </table:table-row>
        <table:table-row table:style-name="Tabelle1.3">
          <table:table-cell table:style-name="Tabelle1.A21" office:value-type="string">
            <text:p text:style-name="P6"><text:span text:style-name="T16">Auftraggeber<text:tab/></text:span><text:span text:style-name="T12">EAN-Nr./ZSR-Nr.<text:tab/></text:span><text:span text:style-name="T19">¡</text:span><text:span text:style-name="T6"><text:tab/>[F23]</text:span></text:p>
          </table:table-cell>
        </table:table-row>
        <table:table-row table:style-name="Tabelle1.3">
          <table:table-cell table:style-name="Tabelle1.A21" office:value-type="string">
            <text:p text:style-name="P7"><text:span text:style-name="T16">Diagnose<text:tab/></text:span><text:span text:style-name="T19">¡</text:span><text:span text:style-name="T6"><text:tab/>[F51]<text:tab/></text:span><text:span text:style-name="T19">¡</text:span><text:span text:style-name="T6"><text:tab/>[F52]<text:tab/></text:span><text:span text:style-name="T19">¡</text:span><text:span text:style-name="T6"><text:tab/>[F53]</text:span></text:p>
          </table:table-cell>
        </table:table-row>
        <table:table-row table:style-name="Tabelle1.3">
          <table:table-cell table:style-name="Tabelle1.A21" office:value-type="string">
            <text:p text:style-name="P8"><text:span text:style-name="T18">EAN-Liste<text:tab/></text:span><text:span text:style-name="T19">¡</text:span><text:span text:style-name="T6"><text:tab/>[F98]</text:span></text:p>
          </table:table-cell>
        </table:table-row>
        <table:table-row table:style-name="Tabelle1.3">
          <table:table-cell table:style-name="Tabelle1.A21" office:value-type="string">
            <text:p text:style-name="P9">Bemerkung<text:tab/></text:p>
          </table:table-cell>
        </table:table-row>
      </table:table>
      <text:p text:style-name="P10">Datum<text:tab/>Tarif<text:tab/>Tarifziffer<text:tab/>Bezugsziffer<text:tab/>Si<text:tab/>St<text:tab/>Anzahl<text:tab/>TP AL/Preis<text:tab/>fAL<text:tab/>TPW AL<text:tab/>TP TL<text:tab/>fTL<text:tab/>TPW TL<text:tab/>A<text:tab/>V<text:tab/>P<text:tab/>M<text:tab/>Betrag</text:p>
      <text:p text:style-name="P11">[Rechnungszeile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1:38:07.83</meta:creation-date>
    <dc:date>2014-06-05T09:49:35.51</dc:date>
    <meta:editing-duration>PT2H22M11S</meta:editing-duration>
    <meta:editing-cycles>9</meta:editing-cycles>
    <meta:generator>OpenOffice/4.0.1$Win32 OpenOffice.org_project/401m5$Build-9714</meta:generator>
    <meta:document-statistic meta:table-count="1" meta:image-count="0" meta:object-count="0" meta:page-count="1" meta:paragraph-count="32" meta:word-count="157" meta:character-count="1669"/>
  </office:meta>
</office:document-meta>
</file>